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/>
    <style:font-face style:name="Cambria" svg:font-family="Cambria" style:font-family-generic="roman"/>
    <style:font-face style:name="Courier New" svg:font-family="'Courier New'" style:font-family-generic="roman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" svg:font-family="'Noto Sans'" style:font-family-generic="roman"/>
    <style:font-face style:name="Noto Sans Devanagari" svg:font-family="'Noto Sans Devanagari'" style:font-family-generic="roman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erif" svg:font-family="'PT Astra Serif'" style:font-family-generic="roman" style:font-pitch="variable"/>
    <style:font-face style:name="PT Astra Serif1" svg:font-family="'PT Astra Serif'" style:font-adornments="Жирный" style:font-family-generic="roman" style:font-pitch="variable"/>
    <style:font-face style:name="PT Astra Serif2" svg:font-family="'PT Astra Serif'" style:font-adornments="Жирный курсив" style:font-family-generic="roman" style:font-pitch="variable"/>
    <style:font-face style:name="PT Astra Serif3" svg:font-family="'PT Astra Serif'" style:font-adornments="Курсив" style:font-family-generic="roman" style:font-pitch="variable"/>
    <style:font-face style:name="SFMono-Regular" svg:font-family="SFMono-Regular, Consolas, 'Liberation Mono', Menlo, Courier, monospace"/>
    <style:font-face style:name="Segoe UI" svg:font-family="'Segoe UI', SegoeUI, 'Helvetica Neue', Helvetica, Arial, sans-serif"/>
    <style:font-face style:name="Source Code Pro Semibold" svg:font-family="'Source Code Pro Semibold'" style:font-adornments="Полужирный" style:font-pitch="fixed"/>
    <style:font-face style:name="Tahoma" svg:font-family="Tahoma" style:font-family-generic="roman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P1" style:family="paragraph" style:parent-style-name="Standard" style:master-page-name="First_20_Page">
      <style:paragraph-properties fo:line-height="100%" fo:text-align="center" style:justify-single-word="false" style:page-number="auto"/>
      <style:text-properties fo:font-size="14pt" officeooo:paragraph-rsid="000c0b9d" style:font-size-asian="14pt" style:font-size-complex="14pt"/>
    </style:style>
    <style:style style:name="P2" style:family="paragraph" style:parent-style-name="Text_20_body">
      <style:paragraph-properties fo:line-height="100%" fo:text-align="center" style:justify-single-word="false"/>
      <style:text-properties fo:font-size="14pt" officeooo:paragraph-rsid="000c0b9d" style:font-size-asian="14pt" style:font-size-complex="14pt"/>
    </style:style>
    <style:style style:name="P3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" fo:font-size="14pt" fo:letter-spacing="normal" fo:font-style="normal" fo:font-weight="normal" style:font-size-asian="14pt" style:font-size-complex="14pt"/>
    </style:style>
    <style:style style:name="P4" style:family="paragraph" style:parent-style-name="Text_20_body">
      <style:paragraph-properties fo:text-align="center" style:justify-single-word="false"/>
      <style:text-properties officeooo:rsid="00581175" officeooo:paragraph-rsid="00581175"/>
    </style:style>
    <style:style style:name="P5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6" style:family="paragraph" style:parent-style-name="Text_20_body">
      <style:paragraph-properties fo:text-align="center" style:justify-single-word="false"/>
      <style:text-properties fo:font-size="14pt" officeooo:rsid="005c0d33" officeooo:paragraph-rsid="005c0d33" style:font-size-asian="14pt" style:font-size-complex="14pt"/>
    </style:style>
    <style:style style:name="P7" style:family="paragraph" style:parent-style-name="Заголовок_20_1_20_титул">
      <style:text-properties fo:font-size="14pt" style:font-size-asian="14pt" style:font-size-complex="14pt"/>
    </style:style>
    <style:style style:name="P8" style:family="paragraph" style:parent-style-name="Заголовок_20_2_20_титул" style:master-page-name="">
      <loext:graphic-properties draw:fill="none"/>
      <style:paragraph-properties fo:margin-left="0cm" fo:margin-right="0cm" fo:margin-top="0.349cm" fo:margin-bottom="0.4cm" style:contextual-spacing="false" fo:text-align="center" style:justify-single-word="false" fo:text-indent="0cm" style:auto-text-indent="false" style:page-number="auto" fo:background-color="transparent" fo:keep-with-next="always"/>
      <style:text-properties fo:font-size="14pt" style:font-size-asian="14pt" style:font-size-complex="14pt"/>
    </style:style>
    <style:style style:name="P9" style:family="paragraph" style:parent-style-name="Heading_20_1">
      <style:text-properties style:font-name="PT Astra Serif1" fo:font-size="14pt" fo:font-weight="bold" officeooo:rsid="004a53ab" style:font-name-asian="Tahoma1" style:font-size-asian="14pt" style:font-weight-asian="bold" style:font-name-complex="Lohit Devanagari" style:font-size-complex="14pt" style:font-weight-complex="bold"/>
    </style:style>
    <style:style style:name="P10" style:family="paragraph" style:parent-style-name="Заголовок_20_2_20_титул">
      <style:text-properties fo:font-size="14pt" style:font-size-asian="14pt" style:font-size-complex="14pt"/>
    </style:style>
    <style:style style:name="P11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size="14pt" officeooo:paragraph-rsid="0039bf97" style:font-size-asian="14pt" style:font-size-complex="14pt"/>
    </style:style>
    <style:style style:name="P12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size="14pt" fo:language="ru" fo:country="RU" officeooo:rsid="0013efd2" officeooo:paragraph-rsid="0013efd2" style:font-size-asian="14pt" style:font-size-complex="14pt"/>
    </style:style>
    <style:style style:name="P13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size="14pt" fo:font-style="italic" officeooo:rsid="00160dc7" officeooo:paragraph-rsid="00160dc7" style:font-size-asian="14pt" style:font-style-asian="italic" style:font-size-complex="14pt" style:font-style-complex="italic"/>
    </style:style>
    <style:style style:name="P14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size="14pt" officeooo:rsid="00160c15" officeooo:paragraph-rsid="00160dc7" style:font-size-asian="14pt" style:font-size-complex="14pt"/>
    </style:style>
    <style:style style:name="P15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size="14pt" fo:font-weight="bold" officeooo:rsid="001faded" officeooo:paragraph-rsid="00160dc7" style:font-size-asian="14pt" style:font-weight-asian="bold" style:font-size-complex="14pt" style:font-weight-complex="bold"/>
    </style:style>
    <style:style style:name="P1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size="14pt" officeooo:paragraph-rsid="005df7e8" style:font-size-asian="14pt" style:font-size-complex="14pt"/>
    </style:style>
    <style:style style:name="P1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size="14pt" officeooo:rsid="0039bf97" officeooo:paragraph-rsid="005df7e8" style:font-size-asian="14pt" style:font-size-complex="14pt"/>
    </style:style>
    <style:style style:name="P18" style:family="paragraph" style:parent-style-name="Text_20_body">
      <style:paragraph-properties fo:line-height="100%"/>
      <style:text-properties fo:font-size="14pt" style:font-size-asian="14pt" style:font-size-complex="14pt"/>
    </style:style>
    <style:style style:name="P19" style:family="paragraph" style:parent-style-name="Text_20_body">
      <style:paragraph-properties fo:line-height="100%" fo:text-align="center" style:justify-single-word="false"/>
      <style:text-properties fo:font-size="14pt" style:font-size-asian="14pt" style:font-size-complex="14pt"/>
    </style:style>
    <style:style style:name="P20" style:family="paragraph" style:parent-style-name="Text_20_body">
      <style:paragraph-properties fo:line-height="100%" fo:text-align="center" style:justify-single-word="false"/>
      <style:text-properties officeooo:rsid="00581175" officeooo:paragraph-rsid="00581175"/>
    </style:style>
    <style:style style:name="P21" style:family="paragraph" style:parent-style-name="Text_20_body">
      <style:paragraph-properties fo:line-height="100%" fo:text-align="center" style:justify-single-word="false"/>
    </style:style>
    <style:style style:name="P22" style:family="paragraph" style:parent-style-name="Standard">
      <style:paragraph-properties fo:break-before="page"/>
      <style:text-properties style:font-name="Times New Roman1" fo:font-size="14pt" fo:language="ru" fo:country="RU" officeooo:rsid="0008d365" officeooo:paragraph-rsid="0008d365" style:font-size-asian="14pt" style:font-size-complex="14pt"/>
    </style:style>
    <style:style style:name="P23" style:family="paragraph" style:parent-style-name="Standard">
      <style:text-properties style:font-name="Times New Roman1" fo:font-size="14pt" fo:language="ru" fo:country="RU" officeooo:rsid="00074515" style:font-size-asian="14pt" style:font-size-complex="14pt"/>
    </style:style>
    <style:style style:name="P24" style:family="paragraph" style:parent-style-name="Standard">
      <style:paragraph-properties fo:text-align="center" style:justify-single-word="false"/>
      <style:text-properties style:font-name="Times New Roman1" fo:font-size="14pt" fo:language="ru" fo:country="RU" fo:font-weight="bold" officeooo:rsid="0017dda7" officeooo:paragraph-rsid="0017dda7" style:font-size-asian="14pt" style:font-weight-asian="bold" style:font-size-complex="14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1" fo:font-size="14pt" fo:language="en" fo:country="US" officeooo:rsid="001a5f07" officeooo:paragraph-rsid="001a5f07" style:font-size-asian="14pt" style:font-size-complex="14pt"/>
    </style:style>
    <style:style style:name="P26" style:family="paragraph" style:parent-style-name="Standard">
      <style:paragraph-properties fo:text-align="start" style:justify-single-word="false"/>
      <style:text-properties style:font-name="Times New Roman1" fo:font-size="14pt" fo:language="ru" fo:country="RU" fo:font-weight="normal" officeooo:rsid="0008d365" officeooo:paragraph-rsid="0008d365" style:font-size-asian="14pt" style:font-weight-asian="normal" style:font-size-complex="14pt" style:font-weight-complex="normal"/>
    </style:style>
    <style:style style:name="P27" style:family="paragraph" style:parent-style-name="Standard">
      <style:text-properties fo:font-size="14pt" fo:language="ru" fo:country="RU" officeooo:rsid="00054e6e" officeooo:paragraph-rsid="00054e6e" style:font-size-asian="14pt" style:font-size-complex="14pt"/>
    </style:style>
    <style:style style:name="P28" style:family="paragraph" style:parent-style-name="Standard">
      <style:text-properties style:font-name="Times New Roman1" fo:font-size="14pt" fo:language="en" fo:country="US" officeooo:rsid="001a5f07" officeooo:paragraph-rsid="001a5f07" style:font-size-asian="14pt" style:font-size-complex="14pt"/>
    </style:style>
    <style:style style:name="P29" style:family="paragraph" style:parent-style-name="Standard">
      <loext:graphic-properties draw:fill="solid" draw:fill-color="#f8f8f8" draw:opacity="100%"/>
      <style:paragraph-properties ch2_options="{'Style': 'default', 'Language': 'C#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Times New Roman1" fo:font-size="14pt" fo:language="zxx" fo:country="none" fo:font-style="normal" style:text-underline-style="none" fo:font-weight="normal" officeooo:rsid="001a5f07" officeooo:paragraph-rsid="001a5f07" fo:background-color="transparent" style:font-size-asian="14pt" style:font-size-complex="14pt"/>
    </style:style>
    <style:style style:name="P30" style:family="paragraph" style:parent-style-name="Standard">
      <style:paragraph-properties ch2_options="{'Style': 'default', 'Language': 'C#', 'UseCharStyles': 0, 'LineNumberRatio': 100, 'LineNumberStart': 1, 'MasterCharStyle': '', 'ShowLineNumbers': 0, 'ColourizeBackground': 1, 'LineNumberSeparator': '  ', 'LineNumberPaddingSymbol': '', 'StoreOptionsWithSnippet': 1}"/>
      <style:text-properties style:use-window-font-color="true" loext:opacity="0%" style:font-name="Times New Roman1" fo:font-size="14pt" fo:language="zxx" fo:country="none" fo:font-style="normal" style:text-underline-style="none" fo:font-weight="normal" officeooo:rsid="001a5f07" officeooo:paragraph-rsid="001a5f07" fo:background-color="transparent" style:font-size-asian="14pt" style:font-size-complex="14pt"/>
    </style:style>
    <style:style style:name="P31" style:family="paragraph" style:parent-style-name="Standard">
      <style:paragraph-properties ch2_options="{'Style': 'default', 'Language': 'C#', 'UseCharStyles': 0, 'LineNumberRatio': 100, 'LineNumberStart': 1, 'MasterCharStyle': '', 'ShowLineNumbers': 0, 'ColourizeBackground': 1, 'LineNumberSeparator': '  ', 'LineNumberPaddingSymbol': '', 'StoreOptionsWithSnippet': 1}"/>
      <style:text-properties style:use-window-font-color="true" loext:opacity="0%" style:font-name="Times New Roman1" fo:font-size="14pt" fo:language="ru" fo:country="RU" fo:font-style="normal" style:text-underline-style="none" fo:font-weight="normal" officeooo:rsid="001a5f07" officeooo:paragraph-rsid="001a5f07" fo:background-color="transparent" style:font-size-asian="14pt" style:font-size-complex="14pt"/>
    </style:style>
    <style:style style:name="P32" style:family="paragraph" style:parent-style-name="Standard">
      <style:paragraph-properties ch2_options="{'Style': 'default', 'Language': 'C#', 'UseCharStyles': 0, 'LineNumberRatio': 100, 'LineNumberStart': 1, 'MasterCharStyle': '', 'ShowLineNumbers': 0, 'ColourizeBackground': 1, 'LineNumberSeparator': '  ', 'LineNumberPaddingSymbol': '', 'StoreOptionsWithSnippet': 1}"/>
      <style:text-properties fo:color="#000000" loext:opacity="100%" style:font-name="Times New Roman1" fo:font-size="14pt" fo:language="ru" fo:country="RU" fo:font-style="normal" style:text-underline-style="none" fo:font-weight="normal" officeooo:rsid="001a5f07" officeooo:paragraph-rsid="001a5f07" fo:background-color="transparent" style:font-size-asian="14pt" style:font-size-complex="14pt"/>
    </style:style>
    <style:style style:name="P33" style:family="paragraph" style:parent-style-name="Standard">
      <style:text-properties officeooo:paragraph-rsid="001c3611"/>
    </style:style>
    <style:style style:name="P34" style:family="paragraph" style:parent-style-name="Standard">
      <style:text-properties style:font-name="Times New Roman1" fo:font-size="14pt" fo:font-style="normal" fo:font-weight="normal" officeooo:rsid="001a5f07" officeooo:paragraph-rsid="001a5f07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PT Astra Serif1" fo:font-weight="bold" officeooo:rsid="005c0d33" style:font-name-asian="Tahoma1" style:font-weight-asian="bold" style:font-name-complex="Lohit Devanagari" style:font-weight-complex="bold"/>
    </style:style>
    <style:style style:name="T3" style:family="text">
      <style:text-properties officeooo:rsid="0039bf97"/>
    </style:style>
    <style:style style:name="T4" style:family="text">
      <style:text-properties officeooo:rsid="006bba56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28e42" style:font-weight-asian="bold" style:font-weight-complex="bold"/>
    </style:style>
    <style:style style:name="T7" style:family="text">
      <style:text-properties officeooo:rsid="00328e42"/>
    </style:style>
    <style:style style:name="T8" style:family="text">
      <style:text-properties officeooo:rsid="0073f303"/>
    </style:style>
    <style:style style:name="T9" style:family="text">
      <style:text-properties officeooo:rsid="00160dc7"/>
    </style:style>
    <style:style style:name="T10" style:family="text">
      <style:text-properties officeooo:rsid="005df7e8"/>
    </style:style>
    <style:style style:name="T11" style:family="text">
      <style:text-properties fo:font-size="14pt" fo:font-style="normal" style:font-size-asian="14pt" style:font-style-asian="normal" style:font-size-complex="14pt" style:font-style-complex="normal"/>
    </style:style>
    <style:style style:name="T12" style:family="text">
      <style:text-properties fo:font-size="14pt" fo:font-style="normal" officeooo:rsid="0039bf97" style:font-size-asian="14pt" style:font-style-asian="normal" style:font-size-complex="14pt" style:font-style-complex="normal"/>
    </style:style>
    <style:style style:name="T13" style:family="text">
      <style:text-properties fo:font-size="14pt" fo:font-style="normal" officeooo:rsid="0071a654" style:font-size-asian="14pt" style:font-style-asian="normal" style:font-size-complex="14pt" style:font-style-complex="normal"/>
    </style:style>
    <style:style style:name="T14" style:family="text">
      <style:text-properties fo:font-style="normal" officeooo:rsid="0071a654" style:font-style-asian="normal" style:font-style-complex="normal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language="ru" fo:country="RU"/>
    </style:style>
    <style:style style:name="T17" style:family="text">
      <style:text-properties fo:color="#000000" loext:opacity="100%"/>
    </style:style>
    <style:style style:name="T18" style:family="text">
      <style:text-properties fo:color="#ba2121" loext:opacity="100%"/>
    </style:style>
    <style:style style:name="T19" style:family="text">
      <style:text-properties fo:color="#b00040" loext:opacity="100%"/>
    </style:style>
    <style:style style:name="T20" style:family="text">
      <style:text-properties fo:color="#bbbbbb" loext:opacity="100%"/>
    </style:style>
    <style:style style:name="T21" style:family="text">
      <style:text-properties fo:color="#666666" loext:opacity="100%"/>
    </style:style>
    <style:style style:name="T22" style:family="text">
      <style:text-properties fo:color="#008000" loext:opacity="100%" fo:font-weight="bold"/>
    </style:style>
    <style:style style:name="T23" style:family="text">
      <style:text-properties fo:color="#0000ff" loext:opacity="100%"/>
    </style:style>
    <style:style style:name="T24" style:family="text">
      <style:text-properties fo:color="#bbbbbb" loext:opacity="100%" fo:language="ru" fo:country="RU"/>
    </style:style>
    <style:style style:name="T25" style:family="text">
      <style:text-properties fo:color="#000000" loext:opacity="100%" fo:language="ru" fo:country="RU"/>
    </style:style>
    <style:style style:name="T26" style:family="text">
      <style:text-properties fo:color="#000000" loext:opacity="100%" fo:language="en" fo:country="US" officeooo:rsid="001b5b97"/>
    </style:style>
    <style:style style:name="T27" style:family="text">
      <style:text-properties fo:color="#000000" loext:opacity="100%" style:font-name="Times New Roman1" fo:font-size="14pt" fo:language="en" fo:country="US" fo:font-style="normal" style:text-underline-style="none" fo:font-weight="normal" officeooo:rsid="001c3611" fo:background-color="transparent" loext:char-shading-value="0" style:font-size-asian="14pt" style:font-size-complex="14pt"/>
    </style:style>
    <style:style style:name="T28" style:family="text">
      <style:text-properties fo:color="#000000" loext:opacity="100%" style:font-name="Times New Roman1" fo:font-size="14pt" fo:language="ru" fo:country="RU" fo:font-style="normal" style:text-underline-style="none" fo:font-weight="normal" officeooo:rsid="001c3611" fo:background-color="transparent" loext:char-shading-value="0" style:font-size-asian="14pt" style:font-size-complex="14pt"/>
    </style:style>
    <style:style style:name="T29" style:family="text">
      <style:text-properties fo:font-variant="normal" fo:text-transform="none" fo:color="#000000" loext:opacity="100%" style:font-name="Times New Roman1" fo:font-size="14pt" fo:letter-spacing="normal" fo:language="ru" fo:country="RU" fo:font-style="normal" fo:font-weight="normal" officeooo:rsid="001a5f07" style:font-size-asian="14pt" style:font-size-complex="14pt"/>
    </style:style>
    <style:style style:name="T30" style:family="text">
      <style:text-properties fo:font-variant="normal" fo:text-transform="none" fo:color="#000000" loext:opacity="100%" style:font-name="Times New Roman1" fo:font-size="14pt" fo:letter-spacing="normal" fo:language="ru" fo:country="RU" fo:font-style="normal" fo:font-weight="normal" officeooo:rsid="001a5f07" style:font-size-asian="14pt" style:font-size-complex="14pt" loext:padding="0cm" loext:border="none"/>
    </style:style>
    <style:style style:name="T31" style:family="text">
      <style:text-properties fo:font-variant="normal" fo:text-transform="none" fo:color="#000000" loext:opacity="100%" style:font-name="Times New Roman1" fo:font-size="14pt" fo:letter-spacing="normal" fo:language="ru" fo:country="RU" officeooo:rsid="001a5f07" style:font-size-asian="14pt" style:font-size-complex="14pt"/>
    </style:style>
    <style:style style:name="T32" style:family="text">
      <style:text-properties fo:color="#000000" loext:opacity="100%" style:font-name="Times New Roman1" fo:font-size="14pt" fo:language="ru" fo:country="RU" officeooo:rsid="001a5f07" style:font-size-asian="14pt" style:font-size-complex="14pt"/>
    </style:style>
    <style:style style:name="T33" style:family="text">
      <style:text-properties fo:color="#000000" loext:opacity="100%" fo:language="ru" fo:country="RU" style:text-underline-style="none" fo:background-color="transparent" loext:char-shading-value="0"/>
    </style:style>
    <style:style style:name="T34" style:family="text">
      <style:text-properties fo:color="#000000" loext:opacity="100%" style:font-name="Times New Roman1" fo:language="ru" fo:country="RU" style:text-underline-style="none" fo:background-color="transparent" loext:char-shading-value="0"/>
    </style:style>
    <style:style style:name="T35" style:family="text">
      <style:text-properties fo:color="#000000" loext:opacity="100%" style:font-name="Times New Roman1" fo:language="ru" fo:country="RU" officeooo:rsid="0079490a" style:font-name-asian="Tahoma1" style:font-weight-asian="normal" style:font-name-complex="Lohit Devanagari" style:font-weight-complex="normal"/>
    </style:style>
    <style:style style:name="T36" style:family="text">
      <style:text-properties fo:color="#000000" loext:opacity="100%" style:font-name="Times New Roman1" fo:language="ru" fo:country="RU" officeooo:rsid="0048c51d" style:font-name-asian="Tahoma1" style:font-weight-asian="normal" style:font-name-complex="Lohit Devanagari" style:font-weight-complex="normal"/>
    </style:style>
    <style:style style:name="T37" style:family="text">
      <style:text-properties fo:color="#000000" loext:opacity="100%" style:font-name="Times New Roman1" fo:language="en" fo:country="US" officeooo:rsid="0079490a" style:font-name-asian="Tahoma1" style:font-weight-asian="normal" style:font-name-complex="Lohit Devanagari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образования, науки и молодежной политики</text:p>
      <text:p text:style-name="P2">Краснодарского <text:s/>края</text:p>
      <text:p text:style-name="P3">Государственное бюджетное профессиональное образовательное учреждение Краснодарского края «Ейский полипрофильный колледж»</text:p>
      <text:p text:style-name="P4"><text:span text:style-name="Emphasis"><text:span text:style-name="T1"/></text:span></text:p>
      <text:p text:style-name="P5"/>
      <text:p text:style-name="P5"/>
      <text:p text:style-name="P6">ЧИСЛЕННЫЕ МЕТОДЫ</text:p>
      <text:p text:style-name="P5"/>
      <text:p text:style-name="P7"><text:span text:style-name="T2">ПРАКТИЧЕСКАЯ</text:span><text:span text:style-name="T3"> РАБОТА №</text:span><text:span text:style-name="T4">2</text:span></text:p>
      <text:p text:style-name="P8">по теме:</text:p>
      <text:h text:style-name="P9" text:outline-level="1"><text:s/><text:span text:style-name="T4">Оценка</text:span> погрешностей <text:span text:style-name="T4">значений функций</text:span></text:h>
      <text:p text:style-name="P10"/>
      <text:p text:style-name="P11"><text:span text:style-name="T5">Выполн</text:span><text:span text:style-name="T6">ил:</text:span><text:span text:style-name="T7"> </text:span></text:p>
      <text:p text:style-name="P11"><text:span text:style-name="T3">студент ЕПК,</text:span> <text:span text:style-name="T3">группа</text:span> <text:span text:style-name="T8">И-21</text:span></text:p>
      <text:p text:style-name="P12">Малый Евгений</text:p>
      <text:p text:style-name="P13"/>
      <text:p text:style-name="P14"/>
      <text:p text:style-name="P15"><text:span text:style-name="T3">Проверил</text:span>:</text:p>
      <text:p text:style-name="P16"><text:span text:style-name="T3">преподаватель</text:span><text:span text:style-name="T9"> </text:span><text:span text:style-name="T10">дисциплины «Численные методы»</text:span></text:p>
      <text:p text:style-name="P17">Фомин А. Т.</text:p>
      <text:p text:style-name="P18"/>
      <text:p text:style-name="P18"/>
      <text:p text:style-name="P18"/>
      <text:p text:style-name="P18"/>
      <text:p text:style-name="P18"/>
      <text:p text:style-name="P19"/>
      <text:p text:style-name="P20"><text:span text:style-name="Emphasis"><text:span text:style-name="T1"/></text:span></text:p>
      <text:p text:style-name="P19"/>
      <text:p text:style-name="P21"><text:span text:style-name="T1">Ейск </text:span><text:span text:style-name="Emphasis"><text:span text:style-name="T11">20</text:span></text:span><text:span text:style-name="Emphasis"><text:span text:style-name="T12">2</text:span></text:span><text:span text:style-name="Emphasis"><text:span text:style-name="T13">4</text:span></text:span></text:p>
      <text:p text:style-name="P22"><text:span text:style-name="Emphasis"><text:span text:style-name="T14">1. Постановка задачи</text:span></text:span></text:p>
      <text:p text:style-name="P23">Нужно вычислить значения функции с одной переменной при указанных значениях аргумента и указать абсолютную погрешность и относительную погрешности результатов, считая все знаки исходных данных (аргумента) верными (в широком смысле).</text:p>
      <text:p text:style-name="P24"><text:span text:style-name="T14">В</text:span><text:span text:style-name="T15">АРИАНТ №18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5">arcsin(x)</text:p>
          </table:table-cell>
          <table:table-cell table:style-name="Таблица1.B1" office:value-type="string">
            <text:p text:style-name="P25">1,374</text:p>
          </table:table-cell>
        </table:table-row>
      </table:table>
      <text:p text:style-name="P24"><text:span text:style-name="T15"/></text:p>
      <text:p text:style-name="P26">2. Математическая модель</text:p>
      <text:p text:style-name="P27"><draw:frame draw:style-name="fr1" draw:name="Объект1" text:anchor-type="as-char" svg:y="-1.713cm" svg:width="5.39cm" svg:height="3.224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<text:p text:style-name="P27"/>
      <text:p text:style-name="P28">3.<text:span text:style-name="T16">Исходный код программы</text:span></text:p>
      <text:p text:style-name="P28"><text:span text:style-name="T16"/></text:p>
      <text:p text:style-name="P28"><text:span text:style-name="T16"/></text:p>
      <text:p text:style-name="P29"><text:span text:style-name="T17">Console.WriteLine(</text:span><text:span text:style-name="T18">"X не может быть больше 1 и не меньше -1"</text:span><text:span text:style-name="T17">);</text:span></text:p>
      <text:p text:style-name="P29"><text:span text:style-name="T17">Console.Write(</text:span><text:span text:style-name="T18">"Введите число x: "</text:span><text:span text:style-name="T17">);</text:span></text:p>
      <text:p text:style-name="P29"><text:span text:style-name="T19">double</text:span><text:span text:style-name="T20"> </text:span><text:span text:style-name="T17">x</text:span><text:span text:style-name="T20"> </text:span><text:span text:style-name="T21">=</text:span><text:span text:style-name="T20"> </text:span><text:span text:style-name="T17">Convert.ToDouble(Console.ReadLine());</text:span></text:p>
      <text:p text:style-name="P29"><text:span text:style-name="T17">Console.Write(</text:span><text:span text:style-name="T18">"Введите число dx: "</text:span><text:span text:style-name="T17">);</text:span></text:p>
      <text:p text:style-name="P29"><text:span text:style-name="T19">double</text:span><text:span text:style-name="T20"> </text:span><text:span text:style-name="T17">dx</text:span><text:span text:style-name="T20"> </text:span><text:span text:style-name="T21">=</text:span><text:span text:style-name="T20"> </text:span><text:span text:style-name="T17">Convert.ToDouble(Console.ReadLine());</text:span><text:span text:style-name="T20"> </text:span></text:p>
      <text:p text:style-name="P29"><text:span text:style-name="T17">df(x,</text:span><text:span text:style-name="T20"> </text:span><text:span text:style-name="T17">dx);</text:span></text:p>
      <text:p text:style-name="P29"><text:span text:style-name="T17">Df(x,</text:span><text:span text:style-name="T20"> </text:span><text:span text:style-name="T17">dx);</text:span></text:p>
      <text:p text:style-name="P29"><text:span text:style-name="T20"><text:s/></text:span><text:span text:style-name="T22">void</text:span><text:span text:style-name="T20"> </text:span><text:span text:style-name="T23">df</text:span><text:span text:style-name="T17">(</text:span><text:span text:style-name="T19">double</text:span><text:span text:style-name="T20"> </text:span><text:span text:style-name="T17">x1,</text:span><text:span text:style-name="T20"> </text:span><text:span text:style-name="T19">double</text:span><text:span text:style-name="T20"> </text:span><text:span text:style-name="T17">dx1){</text:span></text:p>
      <text:p text:style-name="P29"><text:span text:style-name="T20"><text:s text:c="4"/></text:span><text:span text:style-name="T19">double</text:span><text:span text:style-name="T20"> </text:span><text:span text:style-name="T17">g</text:span><text:span text:style-name="T20"> </text:span><text:span text:style-name="T21">=</text:span><text:span text:style-name="T20"> </text:span><text:span text:style-name="T17">dx</text:span><text:span text:style-name="T20"> </text:span><text:span text:style-name="T21">/</text:span><text:span text:style-name="T20"> </text:span><text:span text:style-name="T17">Math.Sqrt(</text:span><text:span text:style-name="T21">1-</text:span><text:span text:style-name="T17">(x</text:span><text:span text:style-name="T21">*</text:span><text:span text:style-name="T17">x));</text:span></text:p>
      <text:p text:style-name="P29"><text:span text:style-name="T20"><text:s text:c="4"/></text:span><text:span text:style-name="T17">Console.WriteLine(</text:span><text:span text:style-name="T18">$"df = {g:f6}"</text:span><text:span text:style-name="T17">);</text:span></text:p>
      <text:p text:style-name="P29"><text:span text:style-name="T20"><text:s/></text:span><text:span text:style-name="T17">}</text:span></text:p>
      <text:p text:style-name="P29"><text:span text:style-name="T20"><text:s/></text:span><text:span text:style-name="T22">void</text:span><text:span text:style-name="T20"> </text:span><text:span text:style-name="T23">Df</text:span><text:span text:style-name="T17">(</text:span><text:span text:style-name="T19">double</text:span><text:span text:style-name="T20"> </text:span><text:span text:style-name="T17">x1,</text:span><text:span text:style-name="T20"> </text:span><text:span text:style-name="T19">double</text:span><text:span text:style-name="T20"> </text:span><text:span text:style-name="T17">dx1){</text:span></text:p>
      <text:p text:style-name="P29"><text:span text:style-name="T20"><text:s text:c="4"/></text:span><text:span text:style-name="T19">double</text:span><text:span text:style-name="T20"> </text:span><text:span text:style-name="T17">g</text:span><text:span text:style-name="T20"> </text:span><text:span text:style-name="T21">=</text:span><text:span text:style-name="T20"> </text:span><text:span text:style-name="T17">Math.Abs(x)</text:span><text:span text:style-name="T21">/</text:span><text:span text:style-name="T17">Math.Abs(Math.Asin(x))</text:span><text:span text:style-name="T21">*</text:span><text:span text:style-name="T17">Math.Sqrt(</text:span><text:span text:style-name="T21">1-</text:span><text:span text:style-name="T17">(x</text:span><text:span text:style-name="T21">*</text:span><text:span text:style-name="T17">x))</text:span><text:span text:style-name="T21">*</text:span><text:span text:style-name="T17">dx;</text:span></text:p>
      <text:p text:style-name="P29"><text:span text:style-name="T20"><text:s text:c="4"/></text:span><text:span text:style-name="T17">Console.WriteLine(</text:span><text:span text:style-name="T18">$"Df = {g:f6}"</text:span><text:span text:style-name="T17">);</text:span><text:span text:style-name="T20"> </text:span></text:p>
      <text:p text:style-name="P29"><text:span text:style-name="T24"><text:s/></text:span><text:span text:style-name="T25">}</text:span></text:p>
      <text:p text:style-name="P30"><text:span text:style-name="T17"/></text:p>
      <text:p text:style-name="P31"><text:span text:style-name="T26">4</text:span><text:span text:style-name="T17">.Консольный вывод</text:span></text:p>
      <text:p text:style-name="P31"><text:span text:style-name="T17"/></text:p>
      <text:p text:style-name="P32">Введите число x: 1,374</text:p>
      <text:p text:style-name="P32">Введите число dx: 0,001</text:p>
      <text:p text:style-name="P32">df = не число</text:p>
      <text:p text:style-name="P32">Df = не число</text:p>
      <text:p text:style-name="P31"><text:span text:style-name="T17"/></text:p>
      <text:p text:style-name="P33"><text:span text:style-name="T27"><text:s text:c="2"/>df </text:span><text:span text:style-name="T28">и </text:span><text:span text:style-name="T27">Df </text:span><text:span text:style-name="T28">не показывает число потому что, ч</text:span><text:span text:style-name="T29">исло, представляющее синус, где значение параметра </text:span><text:span text:style-name="Source_20_Text"><text:span text:style-name="T30">d</text:span></text:span><text:span text:style-name="T31"> </text:span><text:span text:style-name="T29">должно быть больше или равно -1, но меньше или равно 1.</text:span><text:span text:style-name="T32"> </text:span></text:p>
      <text:p text:style-name="P34"><text:soft-page-break/><text:span text:style-name="T33"><text:s/></text:span><text:span text:style-name="T34"><text:s/></text:span><text:span text:style-name="T35">Мне удалось сделать программу, которая </text:span><text:span text:style-name="T36">вычисл</text:span><text:span text:style-name="T35">яет</text:span><text:span text:style-name="T36"> абсолютную и относительную погрешности результатов, </text:span><text:span text:style-name="T35">на изучаемом мной языке </text:span><text:span text:style-name="T37">C# </text:span></text:p>
      <text:p text:style-name="P31"><text:span text:style-name="T1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/>
    <style:font-face style:name="Cambria" svg:font-family="Cambria" style:font-family-generic="roman"/>
    <style:font-face style:name="Courier New" svg:font-family="'Courier New'" style:font-family-generic="roman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" svg:font-family="'Noto Sans'" style:font-family-generic="roman"/>
    <style:font-face style:name="Noto Sans Devanagari" svg:font-family="'Noto Sans Devanagari'" style:font-family-generic="roman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erif" svg:font-family="'PT Astra Serif'" style:font-family-generic="roman" style:font-pitch="variable"/>
    <style:font-face style:name="PT Astra Serif1" svg:font-family="'PT Astra Serif'" style:font-adornments="Жирный" style:font-family-generic="roman" style:font-pitch="variable"/>
    <style:font-face style:name="PT Astra Serif2" svg:font-family="'PT Astra Serif'" style:font-adornments="Жирный курсив" style:font-family-generic="roman" style:font-pitch="variable"/>
    <style:font-face style:name="PT Astra Serif3" svg:font-family="'PT Astra Serif'" style:font-adornments="Курсив" style:font-family-generic="roman" style:font-pitch="variable"/>
    <style:font-face style:name="SFMono-Regular" svg:font-family="SFMono-Regular, Consolas, 'Liberation Mono', Menlo, Courier, monospace"/>
    <style:font-face style:name="Segoe UI" svg:font-family="'Segoe UI', SegoeUI, 'Helvetica Neue', Helvetica, Arial, sans-serif"/>
    <style:font-face style:name="Source Code Pro Semibold" svg:font-family="'Source Code Pro Semibold'" style:font-adornments="Полужирный" style:font-pitch="fixed"/>
    <style:font-face style:name="Tahoma" svg:font-family="Tahoma" style:font-family-generic="roman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ru" fo:country="RU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Обычный_7e_LT_7e_Hintergrund" style:display-name="Обычный~LT~Hintergrund" style:family="paragraph">
      <style:paragraph-properties fo:text-align="center" style:justify-single-word="false"/>
      <style:text-properties style:font-name="Liberation Serif" fo:font-family="'Liberation Serif'" style:font-family-generic="roman" fo:font-size="12pt" style:font-name-asian="Tahoma1" style:font-family-asian="Tahoma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Обычный_7e_LT_7e_Hintergrundobjekte" style:display-name="Обычный~LT~Hintergrundobjekte" style:family="paragraph">
      <style:paragraph-properties fo:margin-top="0cm" fo:margin-bottom="0cm" style:contextual-spacing="false" style:line-height-at-least="0cm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name-asian="Tahoma1" style:font-family-asian="Tahoma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2pt"/>
    </style:style>
    <style:style style:name="Обычный_7e_LT_7e_Notizen" style:display-name="Обычный~LT~Notizen" style:family="paragraph">
      <style:paragraph-properties fo:margin-top="0.159cm" fo:margin-bottom="0cm" style:contextual-spacing="false" style:line-height-at-least="0cm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" fo:font-family="'Noto Sans'" style:font-family-generic="roman" fo:font-size="28pt" fo:font-style="normal" fo:text-shadow="none" style:text-underline-style="none" fo:font-weight="normal" style:font-name-asian="Tahoma1" style:font-family-asian="Tahoma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12pt" style:text-emphasize="none"/>
    </style:style>
    <style:style style:name="Обычный_7e_LT_7e_Untertitel" style:display-name="Обычный~LT~Untertitel" style:family="paragraph">
      <style:paragraph-properties fo:margin-top="0.212cm" fo:margin-bottom="0cm" style:contextual-spacing="false" style:line-height-at-least="0cm" fo:text-align="center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92934" loext:opacity="100%" style:text-outline="false" style:text-line-through-style="none" style:text-line-through-type="none" style:font-name="Noto Sans" fo:font-family="'Noto Sans'" style:font-family-generic="roman" fo:font-size="24pt" fo:font-style="normal" fo:text-shadow="none" style:text-underline-style="none" fo:font-weight="normal" style:font-name-asian="Tahoma1" style:font-family-asian="Tahoma" style:font-family-generic-asian="system" style:font-pitch-asian="variable" style:font-size-asian="24pt" style:font-style-asian="normal" style:font-weight-asian="normal" style:font-name-complex="DejaVu Sans" style:font-family-complex="'DejaVu Sans'" style:font-family-generic-complex="system" style:font-pitch-complex="variable" style:font-size-complex="12pt" style:text-emphasize="none"/>
    </style:style>
    <style:style style:name="Обычный_7e_LT_7e_Titel" style:display-name="Обычный~LT~Titel" style:family="paragraph">
      <style:paragraph-properties fo:margin-top="0cm" fo:margin-bottom="0cm" style:contextual-spacing="false" style:line-height-at-least="0cm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d2533c" loext:opacity="100%" style:text-outline="false" style:text-line-through-style="none" style:text-line-through-type="none" style:font-name="Noto Sans" fo:font-family="'Noto Sans'" style:font-family-generic="roman" fo:font-size="40pt" fo:font-style="normal" fo:text-shadow="none" style:text-underline-style="none" fo:font-weight="normal" style:font-name-asian="Tahoma1" style:font-family-asian="Tahoma" style:font-family-generic-asian="system" style:font-pitch-asian="variable" style:font-size-asian="40pt" style:font-style-asian="normal" style:font-weight-asian="normal" style:font-name-complex="DejaVu Sans" style:font-family-complex="'DejaVu Sans'" style:font-family-generic-complex="system" style:font-pitch-complex="variable" style:font-size-complex="12pt" style:text-emphasize="none"/>
    </style:style>
    <style:style style:name="Обычный_7e_LT_7e_Gliederung_20_9" style:display-name="Обычный~LT~Gliederung 9" style:family="paragraph" style:parent-style-name="Обычный_7e_LT_7e_Gliederung_20_8">
      <style:paragraph-properties fo:margin-top="0.123cm" fo:margin-bottom="0cm" style:contextual-spacing="false" style:line-height-at-least="0cm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92934" loext:opacity="100%" style:text-outline="false" style:text-line-through-style="none" style:text-line-through-type="none" style:font-name="Noto Sans" fo:font-family="'Noto Sans'" style:font-family-generic="roman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Обычный_7e_LT_7e_Gliederung_20_8" style:display-name="Обычный~LT~Gliederung 8" style:family="paragraph" style:parent-style-name="Обычный_7e_LT_7e_Gliederung_20_7">
      <style:paragraph-properties fo:margin-top="0.123cm" fo:margin-bottom="0cm" style:contextual-spacing="false" style:line-height-at-least="0cm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92934" loext:opacity="100%" style:text-outline="false" style:text-line-through-style="none" style:text-line-through-type="none" style:font-name="Noto Sans" fo:font-family="'Noto Sans'" style:font-family-generic="roman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Обычный_7e_LT_7e_Gliederung_20_7" style:display-name="Обычный~LT~Gliederung 7" style:family="paragraph" style:parent-style-name="Обычный_7e_LT_7e_Gliederung_20_6">
      <style:paragraph-properties fo:margin-top="0.123cm" fo:margin-bottom="0cm" style:contextual-spacing="false" style:line-height-at-least="0cm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92934" loext:opacity="100%" style:text-outline="false" style:text-line-through-style="none" style:text-line-through-type="none" style:font-name="Noto Sans" fo:font-family="'Noto Sans'" style:font-family-generic="roman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Обычный_7e_LT_7e_Gliederung_20_6" style:display-name="Обычный~LT~Gliederung 6" style:family="paragraph" style:parent-style-name="Обычный_7e_LT_7e_Gliederung_20_5">
      <style:paragraph-properties fo:margin-top="0.123cm" fo:margin-bottom="0cm" style:contextual-spacing="false" style:line-height-at-least="0cm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92934" loext:opacity="100%" style:text-outline="false" style:text-line-through-style="none" style:text-line-through-type="none" style:font-name="Noto Sans" fo:font-family="'Noto Sans'" style:font-family-generic="roman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Обычный_7e_LT_7e_Gliederung_20_5" style:display-name="Обычный~LT~Gliederung 5" style:family="paragraph" style:parent-style-name="Обычный_7e_LT_7e_Gliederung_20_4">
      <style:paragraph-properties fo:margin-top="0.123cm" fo:margin-bottom="0cm" style:contextual-spacing="false" style:line-height-at-least="0cm" fo:text-align="start" style:justify-single-word="fals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92934" loext:opacity="100%" style:text-outline="false" style:text-line-through-style="none" style:text-line-through-type="none" style:font-name="Noto Sans" fo:font-family="'Noto Sans'" style:font-family-generic="roman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Обычный_7e_LT_7e_Gliederung_20_4" style:display-name="Обычный~LT~Gliederung 4" style:family="paragraph" style:parent-style-name="Обычный_7e_LT_7e_Gliederung_20_3">
      <style:paragraph-properties fo:margin-top="0.141cm" fo:margin-bottom="0cm" style:contextual-spacing="false" style:line-height-at-least="0cm" fo:text-align="start" style:justify-single-word="fals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92934" loext:opacity="100%" style:text-outline="false" style:text-line-through-style="none" style:text-line-through-type="none" style:font-name="Noto Sans" fo:font-family="'Noto Sans'" style:font-family-generic="roman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Обычный_7e_LT_7e_Gliederung_20_3" style:display-name="Обычный~LT~Gliederung 3" style:family="paragraph" style:parent-style-name="Обычный_7e_LT_7e_Gliederung_20_2">
      <style:paragraph-properties fo:margin-top="0.212cm" fo:margin-bottom="0cm" style:contextual-spacing="false" style:line-height-at-least="0cm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92934" loext:opacity="100%" style:text-outline="false" style:text-line-through-style="none" style:text-line-through-type="none" style:font-name="Noto Sans" fo:font-family="'Noto Sans'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Обычный_7e_LT_7e_Gliederung_20_2" style:display-name="Обычный~LT~Gliederung 2" style:family="paragraph" style:parent-style-name="Обычный_7e_LT_7e_Gliederung_20_1">
      <style:paragraph-properties fo:margin-top="0.176cm" fo:margin-bottom="0cm" style:contextual-spacing="false" style:line-height-at-least="0cm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92934" loext:opacity="100%" style:text-outline="false" style:text-line-through-style="none" style:text-line-through-type="none" style:font-name="Noto Sans" fo:font-family="'Noto Sans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Обычный_7e_LT_7e_Gliederung_20_1" style:display-name="Обычный~LT~Gliederung 1" style:family="paragraph">
      <style:paragraph-properties fo:margin-top="0.212cm" fo:margin-bottom="0cm" style:contextual-spacing="false" style:line-height-at-least="0cm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92934" loext:opacity="100%" style:text-outline="false" style:text-line-through-style="none" style:text-line-through-type="none" style:font-name="Noto Sans" fo:font-family="'Noto Sans'" style:font-family-generic="roman" fo:font-size="24pt" fo:font-style="normal" fo:text-shadow="none" style:text-underline-style="none" fo:font-weight="normal" style:font-name-asian="Tahoma1" style:font-family-asian="Tahoma" style:font-family-generic-asian="system" style:font-pitch-asian="variable" style:font-size-asian="24pt" style:font-style-asian="normal" style:font-weight-asian="normal" style:font-name-complex="DejaVu Sans" style:font-family-complex="'DejaVu Sans'" style:font-family-generic-complex="system" style:font-pitch-complex="variable" style:font-size-complex="12pt" style:text-emphasize="none"/>
    </style:style>
    <style:style style:name="Title_20_and_20_Content_7e_LT_7e_Hintergrund" style:display-name="Title and Content~LT~Hintergrund" style:family="paragraph">
      <style:text-properties style:font-name="Liberation Serif" fo:font-family="'Liberation Serif'" style:font-family-generic="roman" fo:font-size="12pt" style:letter-kerning="true" style:font-name-asian="Tahoma1" style:font-family-asian="Tahoma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Title_20_and_20_Content_7e_LT_7e_Hintergrundobjekte" style:display-name="Title and Content~LT~Hintergrundobjekte" style:family="paragraph">
      <style:text-properties style:font-name="Liberation Serif" fo:font-family="'Liberation Serif'" style:font-family-generic="roman" fo:font-size="12pt" style:letter-kerning="true" style:font-name-asian="Tahoma1" style:font-family-asian="Tahoma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Title_20_and_20_Content_7e_LT_7e_Notizen" style:display-name="Title and Content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roman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roman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12pt" style:text-emphasize="none"/>
    </style:style>
    <style:style style:name="Title_20_and_20_Content_7e_LT_7e_Titel" style:display-name="Title and Content~LT~Titel" style:family="paragraph">
      <style:paragraph-properties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" fo:font-family="'Noto Sans'" style:font-family-generic="roman" fo:font-size="18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2pt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" fo:font-family="'Noto San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" fo:font-family="'Noto San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" fo:font-family="'Noto San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" fo:font-family="'Noto San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" fo:font-family="'Noto San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" fo:font-family="'Noto Sans'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>
      <style:paragraph-properties fo:margin-top="0.3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" fo:font-family="'Noto Sans'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>
      <style:paragraph-properties fo:margin-top="0.4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" fo:font-family="'Noto San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1" style:display-name="Title and Content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" fo:font-family="'Noto Sans'" style:font-family-generic="roman" fo:font-size="28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12pt" style:text-emphasize="none"/>
    </style:style>
    <style:style style:name="ill" style:family="paragraph">
      <style:paragraph-properties fo:margin-top="0cm" fo:margin-bottom="0cm" style:contextual-spacing="false" style:line-height-at-least="0cm" fo:text-align="start" style:justify-single-word="false" fo:text-indent="1.401cm" style:auto-text-indent="false" style:writing-mode="lr-tb"/>
      <style:text-properties style:use-window-font-color="true" loext:opacity="0%" style:font-name="Times New Roman" fo:font-family="'Times New Roman'" style:font-family-generic="roman" fo:font-size="8.5pt" style:font-name-asian="Tahoma1" style:font-family-asian="Tahoma" style:font-family-generic-asian="system" style:font-pitch-asian="variable" style:font-size-asian="8.5pt" style:font-name-complex="DejaVu Sans" style:font-family-complex="'DejaVu Sans'" style:font-family-generic-complex="system" style:font-pitch-complex="variable" style:font-size-complex="12pt"/>
    </style:style>
    <style:style style:name="Осн" style:family="paragraph">
      <style:paragraph-properties fo:margin-left="0.706cm" fo:margin-top="0cm" fo:margin-bottom="0cm" style:contextual-spacing="false" style:line-height-at-least="0cm" fo:text-align="start" style:justify-single-word="false" style:writing-mode="lr-tb"/>
      <style:text-properties style:use-window-font-color="true" loext:opacity="0%" style:font-name="Arial" fo:font-family="Arial" style:font-family-generic="roman" fo:font-size="11pt" fo:font-weight="bold" style:font-name-asian="Tahoma1" style:font-family-asian="Tahoma" style:font-family-generic-asian="system" style:font-pitch-asian="variable" style:font-size-asian="11pt" style:font-weight-asian="bold" style:font-name-complex="DejaVu Sans" style:font-family-complex="'DejaVu Sans'" style:font-family-generic-complex="system" style:font-pitch-complex="variable" style:font-size-complex="12pt"/>
    </style:style>
    <style:style style:name="Основной_20_текст_20_2" style:display-name="Основной текст 2" style:family="paragraph">
      <style:paragraph-properties fo:margin-top="0cm" fo:margin-bottom="0.374cm" style:contextual-spacing="false" fo:line-height="200%" fo:text-align="start" style:justify-single-word="false" style:writing-mode="lr-tb"/>
      <style:text-properties style:use-window-font-color="true" loext:opacity="0%" style:font-name="Times New Roman" fo:font-family="'Times New Roman'" style:font-family-generic="roman" fo:font-size="12pt" style:font-name-asian="Tahoma1" style:font-family-asian="Tahoma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WW8Num1z0" style:family="paragraph">
      <style:text-properties style:font-name="Liberation Serif" fo:font-family="'Liberation Serif'" style:font-family-generic="roman" fo:font-size="11pt" style:font-name-asian="Tahoma1" style:font-family-asian="Tahoma" style:font-family-generic-asian="system" style:font-pitch-asian="variable" style:font-size-asian="11pt" style:font-name-complex="DejaVu Sans" style:font-family-complex="'DejaVu Sans'" style:font-family-generic-complex="system" style:font-pitch-complex="variable" style:font-size-complex="12pt"/>
    </style:style>
    <style:style style:name="WW8Num5z1" style:family="paragraph">
      <style:text-properties style:font-name="Courier New" fo:font-family="'Courier New'" style:font-family-generic="roman" fo:font-size="10pt" style:font-name-asian="Tahoma1" style:font-family-asian="Tahoma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2pt"/>
    </style:style>
    <style:style style:name="WW8Num6z1" style:family="paragraph">
      <style:text-properties style:font-name="Courier New" fo:font-family="'Courier New'" style:font-family-generic="roman" fo:font-size="10pt" style:font-name-asian="Tahoma1" style:font-family-asian="Tahoma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2pt"/>
    </style:style>
    <style:style style:name="WW8Num8z1" style:family="paragraph">
      <style:text-properties style:font-name="Courier New" fo:font-family="'Courier New'" style:font-family-generic="roman" fo:font-size="12pt" style:font-name-asian="Tahoma1" style:font-family-asian="Tahoma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WW8Num9z0" style:family="paragraph">
      <style:text-properties style:font-name="Liberation Serif" fo:font-family="'Liberation Serif'" style:font-family-generic="roman" fo:font-size="11pt" style:font-name-asian="Tahoma1" style:font-family-asian="Tahoma" style:font-family-generic-asian="system" style:font-pitch-asian="variable" style:font-size-asian="11pt" style:font-name-complex="DejaVu Sans" style:font-family-complex="'DejaVu Sans'" style:font-family-generic-complex="system" style:font-pitch-complex="variable" style:font-size-complex="12pt"/>
    </style:style>
    <style:style style:name="WW8Num11z1" style:family="paragraph">
      <style:text-properties style:font-name="Courier New" fo:font-family="'Courier New'" style:font-family-generic="roman" fo:font-size="10pt" style:font-name-asian="Tahoma1" style:font-family-asian="Tahoma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2pt"/>
    </style:style>
    <style:style style:name="WW8Num12z1" style:family="paragraph">
      <style:text-properties style:font-name="Courier New" fo:font-family="'Courier New'" style:font-family-generic="roman" fo:font-size="10pt" style:font-name-asian="Tahoma1" style:font-family-asian="Tahoma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2pt"/>
    </style:style>
    <style:style style:name="WW8Num15z1" style:family="paragraph">
      <style:text-properties style:font-name="Courier New" fo:font-family="'Courier New'" style:font-family-generic="roman" fo:font-size="12pt" style:font-name-asian="Tahoma1" style:font-family-asian="Tahoma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WW8Num16z1" style:family="paragraph">
      <style:text-properties style:font-name="Courier New" fo:font-family="'Courier New'" style:font-family-generic="roman" fo:font-size="12pt" style:font-name-asian="Tahoma1" style:font-family-asian="Tahoma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WW8Num19z1" style:family="paragraph">
      <style:text-properties style:font-name="Courier New" fo:font-family="'Courier New'" style:font-family-generic="roman" fo:font-size="12pt" style:font-name-asian="Tahoma1" style:font-family-asian="Tahoma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WW8Num20z1" style:family="paragraph">
      <style:text-properties style:font-name="Courier New" fo:font-family="'Courier New'" style:font-family-generic="roman" fo:font-size="12pt" style:font-name-asian="Tahoma1" style:font-family-asian="Tahoma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WW8Num23z1" style:family="paragraph">
      <style:text-properties style:font-name="Courier New" fo:font-family="'Courier New'" style:font-family-generic="roman" fo:font-size="12pt" style:font-name-asian="Tahoma1" style:font-family-asian="Tahoma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WW8Num24z1" style:family="paragraph">
      <style:text-properties style:font-name="Courier New" fo:font-family="'Courier New'" style:font-family-generic="roman" fo:font-size="10pt" style:font-name-asian="Tahoma1" style:font-family-asian="Tahoma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2pt"/>
    </style:style>
    <style:style style:name="WW8Num25z1" style:family="paragraph">
      <style:text-properties style:font-name="Courier New" fo:font-family="'Courier New'" style:font-family-generic="roman" fo:font-size="10pt" style:font-name-asian="Tahoma1" style:font-family-asian="Tahoma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2pt"/>
    </style:style>
    <style:style style:name="WW8Num26z1" style:family="paragraph">
      <style:text-properties style:font-name="Courier New" fo:font-family="'Courier New'" style:font-family-generic="roman" fo:font-size="12pt" style:font-name-asian="Tahoma1" style:font-family-asian="Tahoma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WW8Num30z1" style:family="paragraph">
      <style:text-properties style:font-name="Courier New" fo:font-family="'Courier New'" style:font-family-generic="roman" fo:font-size="12pt" style:font-name-asian="Tahoma1" style:font-family-asian="Tahoma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WW8Num33z1" style:family="paragraph">
      <style:text-properties style:font-name="Courier New" fo:font-family="'Courier New'" style:font-family-generic="roman" fo:font-size="10pt" style:font-name-asian="Tahoma1" style:font-family-asian="Tahoma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2pt"/>
    </style:style>
    <style:style style:name="WW8Num35z1" style:family="paragraph">
      <style:text-properties style:font-name="Liberation Serif" fo:font-family="'Liberation Serif'" style:font-family-generic="roman" fo:font-size="12pt" style:font-name-asian="Tahoma1" style:font-family-asian="Tahoma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WW8Num37z1" style:family="paragraph">
      <style:text-properties style:font-name="Courier New" fo:font-family="'Courier New'" style:font-family-generic="roman" fo:font-size="12pt" style:font-name-asian="Tahoma1" style:font-family-asian="Tahoma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WW8Num38z0" style:family="paragraph">
      <style:text-properties style:font-name="Liberation Serif" fo:font-family="'Liberation Serif'" style:font-family-generic="roman" fo:font-size="11pt" style:font-name-asian="Tahoma1" style:font-family-asian="Tahoma" style:font-family-generic-asian="system" style:font-pitch-asian="variable" style:font-size-asian="11pt" style:font-name-complex="DejaVu Sans" style:font-family-complex="'DejaVu Sans'" style:font-family-generic-complex="system" style:font-pitch-complex="variable" style:font-size-complex="12pt"/>
    </style:style>
    <style:style style:name="WW8Num39z1" style:family="paragraph">
      <style:text-properties style:font-name="Courier New" fo:font-family="'Courier New'" style:font-family-generic="roman" fo:font-size="10pt" style:font-name-asian="Tahoma1" style:font-family-asian="Tahoma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2pt"/>
    </style:style>
    <style:style style:name="Основной_20_текст_20_2_20_Знак" style:display-name="Основной текст 2 Знак" style:family="paragraph">
      <style:text-properties style:font-name="Times New Roman" fo:font-family="'Times New Roman'" style:font-family-generic="roman" fo:font-size="12pt" style:font-name-asian="Tahoma1" style:font-family-asian="Tahoma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Обычный_20__28_веб_29_" style:display-name="Обычный (веб)" style:family="paragraph">
      <style:paragraph-properties fo:margin-top="0.871cm" fo:margin-bottom="0.871cm" style:contextual-spacing="false" style:line-height-at-least="0cm" fo:text-align="start" style:justify-single-word="false" style:writing-mode="lr-tb"/>
      <style:text-properties style:use-window-font-color="true" loext:opacity="0%" style:font-name="Times New Roman" fo:font-family="'Times New Roman'" style:font-family-generic="roman" fo:font-size="12pt" style:font-name-asian="Tahoma1" style:font-family-asian="Tahoma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Абзац_20_списка" style:display-name="Абзац списка" style:family="paragraph">
      <style:paragraph-properties fo:margin-left="2.24cm" fo:margin-top="0cm" fo:margin-bottom="0.623cm" style:contextual-spacing="false" fo:line-height="115%" fo:text-align="start" style:justify-single-word="false" style:writing-mode="lr-tb"/>
      <style:text-properties style:use-window-font-color="true" loext:opacity="0%" style:font-name="Calibri" fo:font-family="Calibri" style:font-family-generic="roman" fo:font-size="11pt" style:font-name-asian="Tahoma1" style:font-family-asian="Tahoma" style:font-family-generic-asian="system" style:font-pitch-asian="variable" style:font-size-asian="11pt" style:font-name-complex="DejaVu Sans" style:font-family-complex="'DejaVu Sans'" style:font-family-generic-complex="system" style:font-pitch-complex="variable" style:font-size-complex="12pt"/>
    </style:style>
    <style:style style:name="Текст_20_выноски" style:display-name="Текст выноски" style:family="paragraph">
      <style:paragraph-properties fo:margin-top="0cm" fo:margin-bottom="0cm" style:contextual-spacing="false" style:line-height-at-least="0cm" fo:text-align="start" style:justify-single-word="false" style:writing-mode="lr-tb"/>
      <style:text-properties style:use-window-font-color="true" loext:opacity="0%" style:font-name="Tahoma" fo:font-family="Tahoma" style:font-family-generic="roman" fo:font-size="8pt" style:font-name-asian="Tahoma1" style:font-family-asian="Tahoma" style:font-family-generic-asian="system" style:font-pitch-asian="variable" style:font-size-asian="8pt" style:font-name-complex="DejaVu Sans" style:font-family-complex="'DejaVu Sans'" style:font-family-generic-complex="system" style:font-pitch-complex="variable" style:font-size-complex="12pt"/>
    </style:style>
    <style:style style:name="Основной_20_текст_20__28_2_29_" style:display-name="Основной текст (2)" style:family="paragraph">
      <style:paragraph-properties fo:margin-top="0cm" fo:margin-bottom="8.027cm" style:contextual-spacing="false" style:line-height-at-least="1.002cm" fo:text-align="start" style:justify-single-word="false" fo:text-indent="-4.355cm" style:auto-text-indent="false" style:writing-mode="lr-tb"/>
      <style:text-properties style:use-window-font-color="true" loext:opacity="0%" style:font-name="Times New Roman" fo:font-family="'Times New Roman'" style:font-family-generic="roman" fo:font-size="14pt" style:font-name-asian="Tahoma1" style:font-family-asian="Tahoma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2pt"/>
    </style:style>
    <style:style style:name="Заголовок_20__2116_4" style:display-name="Заголовок №4" style:family="paragraph">
      <style:paragraph-properties fo:margin-top="0cm" fo:margin-bottom="0.933cm" style:contextual-spacing="false" style:line-height-at-least="1.002cm" fo:text-align="start" style:justify-single-word="false" fo:text-indent="-2.302cm" style:auto-text-indent="false" style:writing-mode="lr-tb"/>
      <style:text-properties style:use-window-font-color="true" loext:opacity="0%" style:font-name="Times New Roman" fo:font-family="'Times New Roman'" style:font-family-generic="roman" fo:font-size="14pt" fo:font-weight="bold" style:font-name-asian="Tahoma1" style:font-family-asian="Tahoma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2pt"/>
    </style:style>
    <style:style style:name="Основной_20_текст_20__28_4_29_" style:display-name="Основной текст (4)" style:family="paragraph">
      <style:paragraph-properties fo:margin-top="0cm" fo:margin-bottom="0cm" style:contextual-spacing="false" style:line-height-at-least="1.002cm" fo:text-align="start" style:justify-single-word="false" style:writing-mode="lr-tb"/>
      <style:text-properties style:use-window-font-color="true" loext:opacity="0%" style:font-name="Times New Roman" fo:font-family="'Times New Roman'" style:font-family-generic="roman" fo:font-size="14pt" fo:font-weight="bold" style:font-name-asian="Tahoma1" style:font-family-asian="Tahoma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2pt"/>
    </style:style>
    <style:style style:name="Стандартный_20_HTML" style:display-name="Стандартный HTML" style:family="paragraph">
      <style:paragraph-properties fo:margin-top="0cm" fo:margin-bottom="0cm" style:contextual-spacing="false" style:line-height-at-least="0cm" fo:text-align="start" style:justify-single-word="false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loext:opacity="0%" style:font-name="Courier New" fo:font-family="'Courier New'" style:font-family-generic="roman" fo:font-size="10pt" style:font-name-asian="Tahoma1" style:font-family-asian="Tahoma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2pt"/>
    </style:style>
    <style:style style:name="WW8Num3z0" style:family="paragraph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fo:font-size="13.5pt" fo:letter-spacing="normal" fo:font-style="normal" style:text-underline-style="none" fo:font-weight="normal" style:font-name-asian="Tahoma1" style:font-family-asian="Tahoma" style:font-family-generic-asian="system" style:font-pitch-asian="variable" style:font-size-asian="13.5pt" style:font-style-asian="normal" style:font-weight-asian="normal" style:font-name-complex="DejaVu Sans" style:font-family-complex="'DejaVu Sans'" style:font-family-generic-complex="system" style:font-pitch-complex="variable" style:font-size-complex="12pt"/>
    </style:style>
    <style:style style:name="WW8Num3z1" style:family="paragraph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fo:font-size="12pt" fo:letter-spacing="normal" fo:font-style="normal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/>
    </style:style>
    <style:style style:name="WW8Num4z0" style:family="paragraph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fo:font-size="15pt" fo:letter-spacing="normal" fo:font-style="normal" style:text-underline-style="none" fo:font-weight="bold" style:font-name-asian="Tahoma1" style:font-family-asian="Tahoma" style:font-family-generic-asian="system" style:font-pitch-asian="variable" style:font-size-asian="15pt" style:font-style-asian="normal" style:font-weight-asian="bold" style:font-name-complex="DejaVu Sans" style:font-family-complex="'DejaVu Sans'" style:font-family-generic-complex="system" style:font-pitch-complex="variable" style:font-size-complex="12pt"/>
    </style:style>
    <style:style style:name="WW8Num4z1" style:family="paragraph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fo:font-size="12pt" fo:letter-spacing="normal" fo:font-style="normal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/>
    </style:style>
    <style:style style:name="WW8Num5z0" style:family="paragraph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fo:font-size="12pt" fo:letter-spacing="normal" fo:font-style="normal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/>
    </style:style>
    <style:style style:name="WW8Num7z0" style:family="paragraph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fo:font-size="14pt" fo:letter-spacing="normal" fo:font-style="normal" style:text-underline-style="none" fo:font-weight="normal" style:font-name-asian="Tahoma1" style:font-family-asian="Tahoma" style:font-family-generic-asian="system" style:font-pitch-asian="variable" style:font-size-asian="14pt" style:font-style-asian="normal" style:font-weight-asian="normal" style:font-name-complex="DejaVu Sans" style:font-family-complex="'DejaVu Sans'" style:font-family-generic-complex="system" style:font-pitch-complex="variable" style:font-size-complex="12pt"/>
    </style:style>
    <style:style style:name="WW8Num10z1" style:family="paragraph">
      <style:text-properties style:font-name="Courier New" fo:font-family="'Courier New'" style:font-family-generic="roman" fo:font-size="12pt" style:font-name-asian="Tahoma1" style:font-family-asian="Tahoma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WW8Num12z0" style:family="paragraph">
      <style:text-properties style:font-name="Liberation Serif" fo:font-family="'Liberation Serif'" style:font-family-generic="roman" fo:font-size="12pt" style:font-name-asian="Tahoma1" style:font-family-asian="Tahoma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WW8Num13z0" style:family="paragraph">
      <style:text-properties style:font-name="Liberation Serif" fo:font-family="'Liberation Serif'" style:font-family-generic="roman" fo:font-size="12pt" style:font-name-asian="Tahoma1" style:font-family-asian="Tahoma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WW8Num17z1" style:family="paragraph">
      <style:text-properties style:font-name="Courier New" fo:font-family="'Courier New'" style:font-family-generic="roman" fo:font-size="12pt" style:font-name-asian="Tahoma1" style:font-family-asian="Tahoma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WW8Num18z1" style:family="paragraph">
      <style:text-properties style:font-name="Courier New" fo:font-family="'Courier New'" style:font-family-generic="roman" fo:font-size="12pt" style:font-name-asian="Tahoma1" style:font-family-asian="Tahoma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WW8Num21z0" style:family="paragraph">
      <style:text-properties style:font-name="Liberation Serif" fo:font-family="'Liberation Serif'" style:font-family-generic="roman" fo:font-size="12pt" style:font-name-asian="Tahoma1" style:font-family-asian="Tahoma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WW8Num21z1" style:family="paragraph">
      <style:text-properties style:font-name="Liberation Serif" fo:font-family="'Liberation Serif'" style:font-family-generic="roman" fo:font-size="12pt" style:font-name-asian="Tahoma1" style:font-family-asian="Tahoma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WW8Num22z1" style:family="paragraph">
      <style:text-properties style:font-name="Courier New" fo:font-family="'Courier New'" style:font-family-generic="roman" fo:font-size="12pt" style:font-name-asian="Tahoma1" style:font-family-asian="Tahoma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WW8Num24z0" style:family="paragraph">
      <style:text-properties style:font-name="Liberation Serif" fo:font-family="'Liberation Serif'" style:font-family-generic="roman" fo:font-size="12pt" style:font-name-asian="Tahoma1" style:font-family-asian="Tahoma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WW8Num26z0" style:family="paragraph">
      <style:text-properties style:font-name="Liberation Serif" fo:font-family="'Liberation Serif'" style:font-family-generic="roman" fo:font-size="12pt" style:font-name-asian="Tahoma1" style:font-family-asian="Tahoma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WW8Num27z1" style:family="paragraph">
      <style:text-properties style:font-name="Courier New" fo:font-family="'Courier New'" style:font-family-generic="roman" fo:font-size="12pt" style:font-name-asian="Tahoma1" style:font-family-asian="Tahoma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WW8Num31z1" style:family="paragraph">
      <style:text-properties style:font-name="Courier New" fo:font-family="'Courier New'" style:font-family-generic="roman" fo:font-size="10pt" style:font-name-asian="Tahoma1" style:font-family-asian="Tahoma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2pt"/>
    </style:style>
    <style:style style:name="WW8Num34z0" style:family="paragraph">
      <style:text-properties style:font-name="Liberation Serif" fo:font-family="'Liberation Serif'" style:font-family-generic="roman" fo:font-size="12pt" style:font-name-asian="Tahoma1" style:font-family-asian="Tahoma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WW8Num36z0" style:family="paragraph">
      <style:text-properties style:font-name="Times New Roman" fo:font-family="'Times New Roman'" style:font-family-generic="roman" fo:font-size="12pt" fo:letter-spacing="-0.004cm" style:font-name-asian="Tahoma1" style:font-family-asian="Tahoma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WW8Num36z1" style:family="paragraph">
      <style:text-properties style:font-name="Courier New" fo:font-family="'Courier New'" style:font-family-generic="roman" fo:font-size="10pt" style:font-name-asian="Tahoma1" style:font-family-asian="Tahoma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2pt"/>
    </style:style>
    <style:style style:name="WW8Num36z2" style:family="paragraph">
      <style:text-properties style:font-name="Liberation Serif" fo:font-family="'Liberation Serif'" style:font-family-generic="roman" fo:font-size="12pt" style:font-name-asian="Tahoma1" style:font-family-asian="Tahoma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WW8Num37z0" style:family="paragraph">
      <style:text-properties style:font-name="Liberation Serif" fo:font-family="'Liberation Serif'" style:font-family-generic="roman" fo:font-size="12pt" style:font-name-asian="Tahoma1" style:font-family-asian="Tahoma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Заголовок_20_1_20_Знак" style:display-name="Заголовок 1 Знак" style:family="paragraph">
      <style:text-properties style:font-name="Times New Roman" fo:font-family="'Times New Roman'" style:font-family-generic="roman" fo:font-size="24pt" fo:font-weight="bold" style:letter-kerning="true" style:font-name-asian="Tahoma1" style:font-family-asian="Tahoma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12pt"/>
    </style:style>
    <style:style style:name="Основной_20_текст_20_Знак" style:display-name="Основной текст Знак" style:family="paragraph">
      <style:text-properties style:font-name="Times New Roman" fo:font-family="'Times New Roman'" style:font-family-generic="roman" fo:font-size="12pt" style:font-name-asian="Tahoma1" style:font-family-asian="Tahoma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Текст_20_выноски_20_Знак" style:display-name="Текст выноски Знак" style:family="paragraph">
      <style:text-properties style:font-name="Tahoma" fo:font-family="Tahoma" style:font-family-generic="roman" fo:font-size="8pt" style:font-name-asian="Tahoma1" style:font-family-asian="Tahoma" style:font-family-generic-asian="system" style:font-pitch-asian="variable" style:font-size-asian="8pt" style:font-name-complex="DejaVu Sans" style:font-family-complex="'DejaVu Sans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paragraph">
      <style:text-properties style:font-name="Liberation Serif" fo:font-family="'Liberation Serif'" style:font-family-generic="roman" fo:font-size="11pt" style:font-name-asian="Tahoma1" style:font-family-asian="Tahoma" style:font-family-generic-asian="system" style:font-pitch-asian="variable" style:font-size-asian="11pt" style:font-name-complex="DejaVu Sans" style:font-family-complex="'DejaVu Sans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paragraph">
      <style:text-properties style:font-name="Liberation Serif" fo:font-family="'Liberation Serif'" style:font-family-generic="roman" fo:font-size="11pt" style:font-name-asian="Tahoma1" style:font-family-asian="Tahoma" style:font-family-generic-asian="system" style:font-pitch-asian="variable" style:font-size-asian="11pt" style:font-name-complex="DejaVu Sans" style:font-family-complex="'DejaVu Sans'" style:font-family-generic-complex="system" style:font-pitch-complex="variable" style:font-size-complex="12pt"/>
    </style:style>
    <style:style style:name="Заголовок_20__2116_4_5f_" style:display-name="Заголовок №4_" style:family="paragraph">
      <style:text-properties style:font-name="Times New Roman" fo:font-family="'Times New Roman'" style:font-family-generic="roman" fo:font-size="14pt" fo:font-weight="bold" style:font-name-asian="Tahoma1" style:font-family-asian="Tahoma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2pt"/>
    </style:style>
    <style:style style:name="Основной_20_текст_20__28_2_29__5f_" style:display-name="Основной текст (2)_" style:family="paragraph">
      <style:text-properties style:font-name="Times New Roman" fo:font-family="'Times New Roman'" style:font-family-generic="roman" fo:font-size="14pt" style:font-name-asian="Tahoma1" style:font-family-asian="Tahoma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2pt"/>
    </style:style>
    <style:style style:name="Основной_20_текст_20__28_2_29__20__2b__20_Полужирный" style:display-name="Основной текст (2) + Полужирный" style:family="paragraph">
      <style:text-properties fo:color="#000000" loext:opacity="100%" style:font-name="Times New Roman" fo:font-family="'Times New Roman'" style:font-family-generic="roman" fo:font-size="14pt" fo:letter-spacing="normal" fo:font-weight="bold" style:font-name-asian="Tahoma1" style:font-family-asian="Tahoma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2pt"/>
    </style:style>
    <style:style style:name="Основной_20_текст_20__28_4_29__5f_" style:display-name="Основной текст (4)_" style:family="paragraph">
      <style:text-properties style:font-name="Times New Roman" fo:font-family="'Times New Roman'" style:font-family-generic="roman" fo:font-size="14pt" fo:font-weight="bold" style:font-name-asian="Tahoma1" style:font-family-asian="Tahoma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2pt"/>
    </style:style>
    <style:style style:name="Основной_20_текст_20__28_4_29__20__2b__20_Не_20_полужирный" style:display-name="Основной текст (4) + Не полужирный" style:family="paragraph">
      <style:text-properties fo:color="#000000" loext:opacity="100%" style:font-name="Times New Roman" fo:font-family="'Times New Roman'" style:font-family-generic="roman" fo:font-size="14pt" fo:letter-spacing="normal" fo:font-weight="bold" style:font-name-asian="Tahoma1" style:font-family-asian="Tahoma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2pt"/>
    </style:style>
    <style:style style:name="Колонтитул_5f_" style:display-name="Колонтитул_" style:family="paragraph">
      <style:text-properties fo:font-variant="normal" fo:text-transform="none" style:text-line-through-style="none" style:text-line-through-type="none" style:font-name="Times New Roman" fo:font-family="'Times New Roman'" style:font-family-generic="roman" fo:font-size="14pt" fo:font-style="normal" style:text-underline-style="none" fo:font-weight="normal" style:font-name-asian="Tahoma1" style:font-family-asian="Tahoma" style:font-family-generic-asian="system" style:font-pitch-asian="variable" style:font-size-asian="14pt" style:font-style-asian="normal" style:font-weight-asian="normal" style:font-name-complex="DejaVu Sans" style:font-family-complex="'DejaVu Sans'" style:font-family-generic-complex="system" style:font-pitch-complex="variable" style:font-size-complex="12pt"/>
    </style:style>
    <style:style style:name="Колонтитул" style:family="paragraph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fo:font-size="14pt" fo:letter-spacing="normal" fo:font-style="normal" style:text-underline-style="none" fo:font-weight="normal" style:font-name-asian="Tahoma1" style:font-family-asian="Tahoma" style:font-family-generic-asian="system" style:font-pitch-asian="variable" style:font-size-asian="14pt" style:font-style-asian="normal" style:font-weight-asian="normal" style:font-name-complex="DejaVu Sans" style:font-family-complex="'DejaVu Sans'" style:font-family-generic-complex="system" style:font-pitch-complex="variable" style:font-size-complex="12pt"/>
    </style:style>
    <style:style style:name="Заголовок_20_3_20_Знак" style:display-name="Заголовок 3 Знак" style:family="paragraph">
      <style:text-properties style:font-name="Cambria" fo:font-family="Cambria" style:font-family-generic="roman" fo:font-size="13pt" fo:font-weight="bold" style:font-name-asian="Tahoma1" style:font-family-asian="Tahoma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2pt"/>
    </style:style>
    <style:style style:name="Заголовок_20_4_20_Знак" style:display-name="Заголовок 4 Знак" style:family="paragraph">
      <style:text-properties style:font-name="Calibri" fo:font-family="Calibri" style:font-family-generic="roman" fo:font-size="14pt" fo:font-weight="bold" style:font-name-asian="Tahoma1" style:font-family-asian="Tahoma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2pt"/>
    </style:style>
    <style:style style:name="keyword" style:family="paragraph">
      <style:text-properties style:font-name="Liberation Serif" fo:font-family="'Liberation Serif'" style:font-family-generic="roman" fo:font-size="12pt" style:font-name-asian="Tahoma1" style:font-family-asian="Tahoma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texample" style:family="paragraph">
      <style:text-properties style:font-name="Liberation Serif" fo:font-family="'Liberation Serif'" style:font-family-generic="roman" fo:font-size="12pt" style:font-name-asian="Tahoma1" style:font-family-asian="Tahoma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paragraph">
      <style:text-properties style:font-name="Liberation Serif" fo:font-family="'Liberation Serif'" style:font-family-generic="roman" fo:font-size="12pt" style:font-name-asian="Tahoma1" style:font-family-asian="Tahoma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Стандартный_20_HTML_20_Знак" style:display-name="Стандартный HTML Знак" style:family="paragraph">
      <style:text-properties style:font-name="Courier New" fo:font-family="'Courier New'" style:font-family-generic="roman" fo:font-size="12pt" style:font-name-asian="Tahoma1" style:font-family-asian="Tahoma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Структура_20_9" style:display-name="Структура 9" style:family="paragraph" style:parent-style-name="Структура_20_8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" fo:font-family="'Noto San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" fo:font-family="'Noto San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" fo:font-family="'Noto San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" fo:font-family="'Noto San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" fo:font-family="'Noto San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>
      <style:paragraph-properties fo:margin-top="0.199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" fo:font-family="'Noto Sans'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>
      <style:paragraph-properties fo:margin-top="0.3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" fo:font-family="'Noto Sans'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Структура_20_2" style:display-name="Структура 2" style:family="paragraph" style:parent-style-name="Структура_20_1">
      <style:paragraph-properties fo:margin-top="0.4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" fo:font-family="'Noto San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1" style:display-name="Структура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" fo:font-family="'Noto Sans'" style:font-family-generic="roman" fo:font-size="28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12pt" style:text-emphasize="none"/>
    </style:style>
    <style:style style:name="Примечания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roman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12pt" style:text-emphasize="none"/>
    </style:style>
    <style:style style:name="Фон" style:family="paragraph">
      <style:text-properties style:font-name="Liberation Serif" fo:font-family="'Liberation Serif'" style:font-family-generic="roman" fo:font-size="12pt" style:letter-kerning="true" style:font-name-asian="Tahoma1" style:font-family-asian="Tahoma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Объекты_20_фона" style:display-name="Объекты фона" style:family="paragraph">
      <style:text-properties style:font-name="Liberation Serif" fo:font-family="'Liberation Serif'" style:font-family-generic="roman" fo:font-size="12pt" style:letter-kerning="true" style:font-name-asian="Tahoma1" style:font-family-asian="Tahoma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magenta-normal" style:family="paragraph" style:parent-style-name="default">
      <style:text-properties style:use-window-font-color="true" loext:opacity="0%" style:font-name="Noto Sans Devanagari" fo:font-family="'Noto Sans Devanagari'" style:font-family-generic="roman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Noto Sans Devanagari" fo:font-family="'Noto Sans Devanagari'" style:font-family-generic="roman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Noto Sans Devanagari" fo:font-family="'Noto Sans Devanagari'" style:font-family-generic="roman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Noto Sans Devanagari" fo:font-family="'Noto Sans Devanagari'" style:font-family-generic="roman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Noto Sans Devanagari" fo:font-family="'Noto Sans Devanagari'" style:font-family-generic="roman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Noto Sans Devanagari" fo:font-family="'Noto Sans Devanagari'" style:font-family-generic="roman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Noto Sans Devanagari" fo:font-family="'Noto Sans Devanagari'" style:font-family-generic="roman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Noto Sans Devanagari" fo:font-family="'Noto Sans Devanagari'" style:font-family-generic="roman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Noto Sans Devanagari" fo:font-family="'Noto Sans Devanagari'" style:font-family-generic="roman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Noto Sans Devanagari" fo:font-family="'Noto Sans Devanagari'" style:font-family-generic="roman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Noto Sans Devanagari" fo:font-family="'Noto Sans Devanagari'" style:font-family-generic="roman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Noto Sans Devanagari" fo:font-family="'Noto Sans Devanagari'" style:font-family-generic="roman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Noto Sans Devanagari" fo:font-family="'Noto Sans Devanagari'" style:font-family-generic="roman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Noto Sans Devanagari" fo:font-family="'Noto Sans Devanagari'" style:font-family-generic="roman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Noto Sans Devanagari" fo:font-family="'Noto Sans Devanagari'" style:font-family-generic="roman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Noto Sans Devanagari" fo:font-family="'Noto Sans Devanagari'" style:font-family-generic="roman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Noto Sans Devanagari" fo:font-family="'Noto Sans Devanagari'" style:font-family-generic="roman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Noto Sans Devanagari" fo:font-family="'Noto Sans Devanagari'" style:font-family-generic="roman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Noto Sans Devanagari" fo:font-family="'Noto Sans Devanagari'" style:font-family-generic="roman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Noto Sans Devanagari" fo:font-family="'Noto Sans Devanagari'" style:font-family-generic="roman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Noto Sans Devanagari" fo:font-family="'Noto Sans Devanagari'" style:font-family-generic="roman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Noto Sans Devanagari" fo:font-family="'Noto Sans Devanagari'" style:font-family-generic="roman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Noto Sans Devanagari" fo:font-family="'Noto Sans Devanagari'" style:font-family-generic="roman" fo:font-size="18pt" style:letter-kerning="true" style:font-size-asian="18pt"/>
    </style:style>
    <style:style style:name="bg-none" style:family="paragraph" style:parent-style-name="default">
      <style:text-properties style:use-window-font-color="true" loext:opacity="0%" style:font-name="Noto Sans Devanagari" fo:font-family="'Noto Sans Devanagari'" style:font-family-generic="roman" fo:font-size="18pt" style:letter-kerning="true" style:font-size-asian="18pt"/>
    </style:style>
    <style:style style:name="default" style:family="paragraph">
      <style:text-properties style:use-window-font-color="true" loext:opacity="0%" style:font-name="Noto Sans Devanagari" fo:font-family="'Noto Sans Devanagari'" style:font-family-generic="roman" fo:font-size="18pt" style:letter-kerning="true" style:font-name-asian="Tahoma1" style:font-family-asian="Tahoma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2pt"/>
    </style:style>
    <style:style style:name="Title_20_Slide_7e_LT_7e_Hintergrund" style:display-name="Title Slide~LT~Hintergrund" style:family="paragraph">
      <style:text-properties style:font-name="Liberation Serif" fo:font-family="'Liberation Serif'" style:font-family-generic="roman" fo:font-size="12pt" style:letter-kerning="true" style:font-name-asian="Tahoma1" style:font-family-asian="Tahoma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Title_20_Slide_7e_LT_7e_Hintergrundobjekte" style:display-name="Title Slide~LT~Hintergrundobjekte" style:family="paragraph">
      <style:text-properties style:font-name="Liberation Serif" fo:font-family="'Liberation Serif'" style:font-family-generic="roman" fo:font-size="12pt" style:letter-kerning="true" style:font-name-asian="Tahoma1" style:font-family-asian="Tahoma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Title_20_Slide_7e_LT_7e_Notizen" style:display-name="Title Slide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roman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roman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12pt" style:text-emphasize="none"/>
    </style:style>
    <style:style style:name="Title_20_Slide_7e_LT_7e_Titel" style:display-name="Title Slide~LT~Titel" style:family="paragraph">
      <style:paragraph-properties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" fo:font-family="'Noto Sans'" style:font-family-generic="roman" fo:font-size="18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2pt" style:text-emphasize="none"/>
    </style:style>
    <style:style style:name="Title_20_Slide_7e_LT_7e_Gliederung_20_9" style:display-name="Title Slide~LT~Gliederung 9" style:family="paragraph" style:parent-style-name="Title_20_Slide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" fo:font-family="'Noto San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" fo:font-family="'Noto San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" fo:font-family="'Noto San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" fo:font-family="'Noto San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" fo:font-family="'Noto San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" fo:font-family="'Noto Sans'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>
      <style:paragraph-properties fo:margin-top="0.3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" fo:font-family="'Noto Sans'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2" style:display-name="Title Slide~LT~Gliederung 2" style:family="paragraph" style:parent-style-name="Title_20_Slide_7e_LT_7e_Gliederung_20_1">
      <style:paragraph-properties fo:margin-top="0.4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" fo:font-family="'Noto San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1" style:display-name="Title Slide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" fo:font-family="'Noto Sans'" style:font-family-generic="roman" fo:font-size="28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12pt" style:text-emphasize="none"/>
    </style:style>
    <style:style style:name="Штриховая_20_линия" style:display-name="Штриховая линия" style:family="paragraph" style:parent-style-name="Линии">
      <style:text-properties style:font-name="Liberation Sans" fo:font-family="'Liberation Sans'" style:font-family-generic="roman" fo:font-size="18pt" style:font-size-asian="18pt"/>
    </style:style>
    <style:style style:name="Стрелки" style:family="paragraph" style:parent-style-name="Линии">
      <style:text-properties style:font-name="Liberation Sans" fo:font-family="'Liberation Sans'" style:font-family-generic="roman" fo:font-size="18pt" style:font-size-asian="18pt"/>
    </style:style>
    <style:style style:name="Линии" style:family="paragraph" style:parent-style-name="Графика">
      <style:text-properties style:font-name="Liberation Sans" fo:font-family="'Liberation Sans'" style:font-family-generic="roman" fo:font-size="18pt" style:font-size-asian="18pt"/>
    </style:style>
    <style:style style:name="Контур_20_жёлтый" style:display-name="Контур жёлтый" style:family="paragraph" style:parent-style-name="Контур">
      <style:text-properties fo:color="#b47804" loext:opacity="100%" style:font-name="Liberation Sans" fo:font-family="'Liberation Sans'" style:font-family-generic="roman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>
      <style:text-properties fo:color="#c9211e" loext:opacity="100%" style:font-name="Liberation Sans" fo:font-family="'Liberation Sans'" style:font-family-generic="roman" fo:font-size="14pt" fo:font-weight="bold" style:font-size-asian="14pt" style:font-weight-asian="bold"/>
    </style:style>
    <style:style style:name="Контур_20_зелёный" style:display-name="Контур зелёный" style:family="paragraph" style:parent-style-name="Контур">
      <style:text-properties fo:color="#127622" loext:opacity="100%" style:font-name="Liberation Sans" fo:font-family="'Liberation Sans'" style:font-family-generic="roman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>
      <style:text-properties fo:color="#355269" loext:opacity="100%" style:font-name="Liberation Sans" fo:font-family="'Liberation Sans'" style:font-family-generic="roman" fo:font-size="14pt" fo:font-weight="bold" style:font-size-asian="14pt" style:font-weight-asian="bold"/>
    </style:style>
    <style:style style:name="Контур" style:family="paragraph" style:parent-style-name="Фигуры">
      <style:text-properties style:font-name="Liberation Sans" fo:font-family="'Liberation Sans'" style:font-family-generic="roman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>
      <style:text-properties fo:color="#ffffff" loext:opacity="100%" style:font-name="Liberation Sans" fo:font-family="'Liberation Sans'" style:font-family-generic="roman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>
      <style:text-properties fo:color="#ffffff" loext:opacity="100%" style:font-name="Liberation Sans" fo:font-family="'Liberation Sans'" style:font-family-generic="roman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>
      <style:text-properties fo:color="#ffffff" loext:opacity="100%" style:font-name="Liberation Sans" fo:font-family="'Liberation Sans'" style:font-family-generic="roman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>
      <style:text-properties fo:color="#ffffff" loext:opacity="100%" style:font-name="Liberation Sans" fo:font-family="'Liberation Sans'" style:font-family-generic="roman" fo:font-size="14pt" fo:font-weight="bold" style:font-size-asian="14pt" style:font-weight-asian="bold"/>
    </style:style>
    <style:style style:name="Заливка" style:family="paragraph" style:parent-style-name="Фигуры">
      <style:text-properties style:font-name="Liberation Sans" fo:font-family="'Liberation Sans'" style:font-family-generic="roman" fo:font-size="14pt" fo:font-weight="bold" style:font-size-asian="14pt" style:font-weight-asian="bold"/>
    </style:style>
    <style:style style:name="Фигуры" style:family="paragraph" style:parent-style-name="Графика">
      <style:text-properties style:font-name="Liberation Sans" fo:font-family="'Liberation Sans'" style:font-family-generic="roman" fo:font-size="14pt" fo:font-weight="bold" style:font-size-asian="14pt" style:font-weight-asian="bold"/>
    </style:style>
    <style:style style:name="Графика" style:family="paragraph">
      <style:text-properties style:font-name="Liberation Sans" fo:font-family="'Liberation Sans'" style:font-family-generic="roman" fo:font-size="18pt" style:font-name-asian="Tahoma1" style:font-family-asian="Tahoma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2pt"/>
    </style:style>
    <style:style style:name="Текст_20_А0" style:display-name="Текст А0" style:family="paragraph" style:parent-style-name="A0">
      <style:text-properties style:font-name="Noto Sans" fo:font-family="'Noto Sans'" style:font-family-generic="roman" fo:font-size="48pt" style:font-size-asian="48pt"/>
    </style:style>
    <style:style style:name="Заголовок_20_А0" style:display-name="Заголовок А0" style:family="paragraph" style:parent-style-name="A0">
      <style:text-properties style:font-name="Noto Sans" fo:font-family="'Noto Sans'" style:font-family-generic="roman" fo:font-size="71.5pt" style:font-size-asian="71.5pt"/>
    </style:style>
    <style:style style:name="Заглавие_20_А0" style:display-name="Заглавие А0" style:family="paragraph" style:parent-style-name="A0">
      <style:text-properties style:font-name="Noto Sans" fo:font-family="'Noto Sans'" style:font-family-generic="roman" fo:font-size="96pt" style:font-size-asian="96pt"/>
    </style:style>
    <style:style style:name="A0" style:family="paragraph" style:parent-style-name="Text">
      <style:text-properties style:font-name="Noto Sans" fo:font-family="'Noto Sans'" style:font-family-generic="roman" fo:font-size="48pt" style:font-size-asian="48pt"/>
    </style:style>
    <style:style style:name="Текст_20_А4" style:display-name="Текст А4" style:family="paragraph" style:parent-style-name="A4">
      <style:text-properties style:font-name="Noto Sans" fo:font-family="'Noto Sans'" style:font-family-generic="roman" fo:font-size="18pt" style:font-size-asian="18pt"/>
    </style:style>
    <style:style style:name="Заголовок_20_А4" style:display-name="Заголовок А4" style:family="paragraph" style:parent-style-name="A4">
      <style:text-properties style:font-name="Noto Sans" fo:font-family="'Noto Sans'" style:font-family-generic="roman" fo:font-size="24pt" style:font-size-asian="24pt"/>
    </style:style>
    <style:style style:name="Заглавие_20_А4" style:display-name="Заглавие А4" style:family="paragraph" style:parent-style-name="A4">
      <style:text-properties style:font-name="Noto Sans" fo:font-family="'Noto Sans'" style:font-family-generic="roman" fo:font-size="44pt" style:font-size-asian="44pt"/>
    </style:style>
    <style:style style:name="Text" style:family="paragraph" style:parent-style-name="Caption" style:class="extra"/>
    <style:style style:name="A4" style:family="paragraph" style:parent-style-name="Text">
      <style:text-properties style:font-name="Noto Sans" fo:font-family="'Noto Sans'" style:font-family-generic="roman" fo:font-size="18pt" style:font-size-asian="18pt"/>
    </style:style>
    <style:style style:name="Объект_20_без_20_заливки_20_и_20_линий" style:display-name="Объект без заливки и линий" style:family="paragraph" style:parent-style-name="Standard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" style:display-name="Объект без заливки" style:family="paragraph" style:parent-style-name="Standard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Вывод_20_текст_20_в_20_консоли" style:display-name="Вывод текст в консоли" style:family="paragraph" style:parent-style-name="terminal">
      <style:paragraph-properties fo:margin-top="0.199cm" fo:margin-bottom="0.4cm" style:contextual-spacing="true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Листинг" style:family="paragraph" style:parent-style-name="Caption">
      <style:text-properties style:font-name="PT Astra Serif2" fo:font-family="'PT Astra Serif'" style:font-style-name="Жирный курсив" style:font-family-generic="roman" style:font-pitch="variable" fo:font-size="12pt" fo:font-style="normal" fo:font-weight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Примечание" style:family="paragraph" style:parent-style-name="Preformatted_20_Text">
      <style:paragraph-properties fo:margin-left="1.251cm" fo:margin-right="0cm" fo:text-indent="0cm" style:auto-text-indent="false"/>
      <style:text-properties style:font-name="PT Astra Serif3" fo:font-family="'PT Astra Serif'" style:font-style-name="Курсив" style:font-family-generic="roman" style:font-pitch="variable" fo:font-size="12pt" fo:font-style="italic"/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Заголовок_20_1_20_титул" style:display-name="Заголовок 1 титул" style:family="paragraph" style:parent-style-name="Heading_20_1" style:default-outline-level="" style:list-style-name="" style:master-page-name="">
      <loext:graphic-properties draw:fill="none" draw:fill-color="#729fcf"/>
      <style:paragraph-properties fo:margin-left="0cm" fo:margin-right="0cm" fo:margin-top="0.42cm" fo:margin-bottom="0.7cm" style:contextual-spacing="false" fo:text-align="center" style:justify-single-word="false" fo:text-indent="0cm" style:auto-text-indent="false" style:page-number="auto" fo:background-color="transparent" fo:keep-with-next="alway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use-window-font-color="true" loext:opacity="0%" style:font-name="PT Astra Serif1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1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1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loext:graphic-properties draw:fill="none" draw:fill-color="#729fcf"/>
      <style:paragraph-properties fo:margin-left="0cm" fo:margin-right="0cm" fo:margin-top="0.42cm" fo:margin-bottom="0.7cm" style:contextual-spacing="false" fo:text-align="center" style:justify-single-word="false" fo:text-indent="0cm" style:auto-text-indent="false" style:page-number="auto" fo:background-color="transparent" fo:keep-with-next="always"/>
      <style:text-properties style:font-name="PT Astra Serif1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Variable" style:family="text">
      <style:text-properties fo:font-style="italic" style:font-style-asian="italic" style:font-style-complex="italic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dex_20_Link" style:display-name="Index Link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ch2_5f_friendly.Text.Whitespace" style:display-name="ch2_friendly.Text.Whitespace" style:family="text">
      <style:text-properties fo:color="#bbbbbb" loext:opacity="100%"/>
    </style:style>
    <style:style style:name="ch2_5f_friendly.Punctuation" style:display-name="ch2_friendly.Punctuation" style:family="text"/>
    <style:style style:name="ch2_5f_friendly.Operator" style:display-name="ch2_friendly.Operator" style:family="text">
      <style:text-properties fo:color="#666666" loext:opacity="100%"/>
    </style:style>
    <style:style style:name="ch2_5f_friendly.Name.Function" style:display-name="ch2_friendly.Name.Function" style:family="text" style:parent-style-name="ch2_5f_friendly.Name">
      <style:text-properties fo:color="#06287e" loext:opacity="100%"/>
    </style:style>
    <style:style style:name="ch2_5f_friendly.Name" style:display-name="ch2_friendly.Name" style:family="text"/>
    <style:style style:name="ch2_5f_friendly.Literal.String" style:display-name="ch2_friendly.Literal.String" style:family="text">
      <style:text-properties fo:color="#4070a0" loext:opacity="100%"/>
    </style:style>
    <style:style style:name="ch2_5f_friendly.Literal.Number" style:display-name="ch2_friendly.Literal.Number" style:family="text">
      <style:text-properties fo:color="#40a070" loext:opacity="100%"/>
    </style:style>
    <style:style style:name="ch2_5f_friendly.Keyword.Type" style:display-name="ch2_friendly.Keyword.Type" style:family="text" style:parent-style-name="ch2_5f_friendly.Keyword">
      <style:text-properties fo:color="#902000" loext:opacity="100%"/>
    </style:style>
    <style:style style:name="ch2_5f_friendly.Keyword" style:display-name="ch2_friendly.Keyword" style:family="text">
      <style:text-properties fo:color="#007020" loext:opacity="100%" fo:font-weight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Frame" style:family="graphic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1T02:21:41.135000000</meta:creation-date>
    <dc:date>2024-10-01T03:13:34.639000000</dc:date>
    <meta:editing-duration>PT20M55S</meta:editing-duration>
    <meta:editing-cycles>6</meta:editing-cycles>
    <meta:generator>LibreOffice/24.8.2.1$Windows_X86_64 LibreOffice_project/0f794b6e29741098670a3b95d60478a65d05ef13</meta:generator>
    <meta:document-statistic meta:table-count="1" meta:image-count="0" meta:object-count="1" meta:page-count="3" meta:paragraph-count="44" meta:word-count="206" meta:character-count="1598" meta:non-whitespace-character-count="1404"/>
  </office:meta>
</office:document-meta>
</file>

<file path=Object 1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ln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normal">Δ</mi>
            <mi>f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frac>
                <mrow>
                  <mi mathvariant="normal">Δ</mi>
                  <mi>x</mi>
                </mrow>
                <msqrt>
                  <mrow>
                    <mn>1</mn>
                    <mo stretchy="false">+</mo>
                    <msup>
                      <mi>x</mi>
                      <mn>2</mn>
                    </msup>
                  </mrow>
                </msqrt>
              </mfrac>
            </mrow>
          </mrow>
        </mtd>
      </mtr>
      <mtr>
        <mtd>
          <mrow>
            <mi>δ</mi>
            <mi>f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frac>
                <mrow>
                  <mo fence="true" form="prefix" stretchy="true">|</mo>
                  <mrow>
                    <mi>x</mi>
                  </mrow>
                  <mo fence="true" form="postfix" stretchy="true">|</mo>
                </mrow>
                <mrow>
                  <mrow>
                    <mo fence="true" form="prefix" stretchy="true">|</mo>
                    <mrow>
                      <mi mathvariant="italic">arcsinx</mi>
                    </mrow>
                    <mo fence="true" form="postfix" stretchy="true">|</mo>
                  </mrow>
                  <msqrt>
                    <mrow>
                      <mn>1</mn>
                      <mo stretchy="false">+</mo>
                      <msup>
                        <mi>x</mi>
                        <mn>2</mn>
                      </msup>
                    </mrow>
                  </msqrt>
                </mrow>
              </mfrac>
            </mrow>
            <mi>δ</mi>
            <mi>x</mi>
          </mrow>
        </mtd>
      </mtr>
    </mtable>
    <annotation encoding="StarMath 5.0">f ( x ) = ln ( x )newline
%DELTA f( x ) = { frac { %DELTA x } {sqrt{ 1+ x^2 } }  }newline
%delta f( x ) = { frac { abs x} { abs { arcsinx } sqrt{ 1+ x^2 } } }
%delta x

</annotation>
  </semantics>
</math>
</file>